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standard">
      <style:graphic-properties draw:fill-color="#fff0f5" draw:textarea-horizontal-align="justify" draw:textarea-vertical-align="middle" draw:auto-grow-height="false" fo:min-height="0.85cm" fo:min-width="3cm"/>
      <style:paragraph-properties style:writing-mode="lr-tb"/>
    </style:style>
    <style:style style:name="gr4" style:family="graphic" style:parent-style-name="standard">
      <style:graphic-properties draw:fill-color="#fff0f5" draw:textarea-horizontal-align="justify" draw:textarea-vertical-align="middle" draw:auto-grow-height="false" fo:min-height="1.95cm" fo:min-width="4.8cm"/>
      <style:paragraph-properties style:writing-mode="lr-tb"/>
    </style:style>
    <style:style style:name="gr5" style:family="graphic" style:parent-style-name="standard">
      <style:graphic-properties draw:fill-color="#adff2f" draw:textarea-horizontal-align="justify" draw:textarea-vertical-align="middle" draw:auto-grow-height="false" fo:min-height="2.55cm" fo:min-width="3.9cm"/>
      <style:paragraph-properties style:writing-mode="lr-tb"/>
    </style:style>
    <style:style style:name="gr6" style:family="graphic" style:parent-style-name="standard">
      <style:graphic-properties draw:fill-color="#adff2f" draw:textarea-horizontal-align="justify" draw:textarea-vertical-align="middle" draw:auto-grow-height="false" fo:min-height="2.05cm" fo:min-width="8.7cm"/>
      <style:paragraph-properties style:writing-mode="lr-tb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background-color="#ffe4e1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fff0f5"/>
      <style:paragraph-properties fo:text-align="center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-color="#fff0f5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adff2f"/>
      <style:paragraph-properties fo:text-align="center"/>
    </style:style>
    <style:style style:name="P9" style:family="paragraph">
      <loext:graphic-properties draw:fill-color="#adff2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7cm" svg:height="1cm" svg:x="22cm" svg:y="1cm">
          <draw:text-box>
            <text:p text:style-name="P1"><text:span text:style-name="T1">Innere Struktur von TasmoView</text:span></text:p>
          </draw:text-box>
        </draw:frame>
        <draw:frame draw:style-name="gr2" draw:text-style-name="P3" draw:layer="layout" svg:width="6cm" svg:height="1.75cm" svg:x="22cm" svg:y="5cm">
          <draw:text-box>
            <text:p>minijson<text:line-break/><text:span text:style-name="T2">minimalistisches Framework um json-Daten auszuwerten</text:span></text:p>
          </draw:text-box>
        </draw:frame>
        <draw:custom-shape draw:style-name="gr3" draw:text-style-name="P5" draw:layer="layout" svg:width="3.5cm" svg:height="1.1cm" svg:x="25.2cm" svg:y="18.9cm">
          <text:p text:style-name="P4">Messwert<text:line-break/>zeit,json,wert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3cm" svg:height="2.2cm" svg:x="19.1cm" svg:y="12.4cm">
          <text:p text:style-name="P6"><text:span text:style-name="T2">Sensor(comparable)</text:span><text:span text:style-name="T2"><text:line-break/></text:span><text:span text:style-name="T2">name, tasmota, kennung,typ,</text:span><text:span text:style-name="T2"><text:line-break/></text:span><text:span text:style-name="T2">min,max,werte</text:span><text:span text:style-name="T2"><text:line-break/></text:span><text:span text:style-name="T2">verwaltet die Daten eines Sensors 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cm" svg:height="2.8cm" svg:x="17.2cm" svg:y="7cm">
          <text:p text:style-name="P6">SensorGraphPannel</text:p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2cm" svg:height="2.3cm" svg:x="1cm" svg:y="7.9cm">
          <text:p text:style-name="P6"><text:span text:style-name="T2">Tasmolist</text:span><text:span text:style-name="T2"><text:line-break/></text:span><text:span text:style-name="T2">Panel mit einer Liste der gefundenen Geräte, </text:span><text:span text:style-name="T2"><text:line-break/></text:span><text:span text:style-name="T2">sowie der auswahl der sichtbaren Tabellen,</text:span><text:span text:style-name="T2"><text:line-break/></text:span><text:span text:style-name="T2">Sprung zum Brows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as Kielkopf</meta:initial-creator>
    <meta:creation-date>2020-08-02T07:31:20.381658024</meta:creation-date>
    <meta:editing-cycles>2</meta:editing-cycles>
    <meta:editing-duration>PT11M2S</meta:editing-duration>
    <dc:date>2020-08-02T08:53:28.415616293</dc:date>
    <dc:creator>Andreas Kielkopf</dc:creator>
    <meta:generator>LibreOffice/6.3.6.2$Linux_X86_64 LibreOffice_project/30$Build-2</meta:generator>
    <meta:document-statistic meta:object-count="6"/>
  </office:meta>
</office:document-meta>
</file>